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5 Notes</text:p>
      <text:p text:style-name="Standard"/>
      <text:p text:style-name="Standard">5.1</text:p>
      <text:p text:style-name="Standard">Design For Your Target Audience</text:p>
      <text:p text:style-name="Standard">-target audience- the people who will end up using your site</text:p>
      <text:p text:style-name="Standard">-it can be specific (ie. Target demographics) or you may intend to make it appeal to everyone</text:p>
      <text:p text:style-name="Standard">-the purpose and goals of visitors may vary, so the design of a website should appeal to and meet the needs of the target audience</text:p>
      <text:p text:style-name="Standard">-ie. Some sites are made to engage the viewer, others are made to convey info</text:p>
      <text:p text:style-name="Standard">-layout, navigation, and use of color can have an effect</text:p>
      <text:p text:style-name="Standard"/>
      <text:p text:style-name="Standard">5.2</text:p>
      <text:p text:style-name="Standard">Website Organization</text:p>
      <text:p text:style-name="Standard">-three common types: hierarchical, linear, and random (sometimes called web organization)</text:p>
      <text:p text:style-name="Standard">-site map- a diagram of the organization of a website</text:p>
      <text:p text:style-name="Standard"/>
      <text:p text:style-name="Standard">Hierarchical Organization</text:p>
      <text:p text:style-name="Standard">-used by most websites</text:p>
      <text:p text:style-name="Standard">-site map for hierarchical involves a clearly defined home page with links to major site sections. Web pages within sections are placed as needed</text:p>
      <text:p text:style-name="Standard">-the home page and first level pages in a hierarchical site map typically indicate the hyperlinks on the main navigation bar of each web page</text:p>
      <text:p text:style-name="Standard">-be careful not to have too many major site sections</text:p>
      <text:p text:style-name="Standard">-chunking- organizing into fewer, easily managed topics or units of information</text:p>
      <text:p text:style-name="Standard">-psychologist Nelson Cowan (U of Missouri) found that adults can keep about four items or chunks of items in their short term memory</text:p>
      <text:p text:style-name="Standard">-try to group major navigation links into visually separate sections on the page with each group having no more than about four links</text:p>
      <text:p text:style-name="Standard"/>
      <text:p text:style-name="Standard">-another pitfall is designing a site that is too deep</text:p>
      <text:p text:style-name="Standard">-”three click rule” says that a web page visitor should be able to get from any page on your site to any other page on your site with a maximum of three hyperlinks</text:p>
      <text:p text:style-name="Standard">-a theoretical visitor may get frustrated if they cannot get what they want within three mouse clicks</text:p>
      <text:p text:style-name="Standard">-goal is to organizae your site so that your visitors can easily navigate from page to page within the site structure</text:p>
      <text:p text:style-name="Standard"/>
      <text:p text:style-name="Standard">Linear Organization </text:p>
      <text:p text:style-name="Standard">-linear organization- used when info needs to be viewed sequentially, such as a tutorial, tour, or presentation</text:p>
      <text:p text:style-name="Standard">-in linear organization, pages are viewed one after the other</text:p>
      <text:p text:style-name="Standard">-some sites use hierarchical organization in general, but with linear organization in a few small areas</text:p>
      <text:p text:style-name="Standard"/>
      <text:p text:style-name="Standard">Random Organization (web organization)</text:p>
      <text:p text:style-name="Standard">-offers no clear path through the site. There is often no clear home page and no discernable structure</text:p>
      <text:p text:style-name="Standard">-not as common as hierarchical or linear organization and is usually only found on artistic sites or sites that strive to be especially different and original</text:p>
      <text:p text:style-name="Standard">-random organization is typically not used for commercial websites</text:p>
      <text:p text:style-name="Standard"/>
      <text:p text:style-name="Standard"/>
      <text:p text:style-name="Standard"><text:soft-page-break/>5.3</text:p>
      <text:p text:style-name="Standard">Principles of Visual Design</text:p>
      <text:p text:style-name="Standard">-four main visual design principles: repetition, contrast, proximity, alignment</text:p>
      <text:p text:style-name="Standard">-whether on a web page, button, logo, brochure, etc, these four design principles will help create the visual aesthetic of your project and determine whether your message is effectively communicated</text:p>
      <text:p text:style-name="Standard"/>
      <text:p text:style-name="Standard">Repetition: Repeat Visual Components Throughout The Design</text:p>
      <text:p text:style-name="Standard">-repetition- the web designer repeats one or more components throughout the page</text:p>
      <text:p text:style-name="Standard">-the repeating aspect ties the work together (ie. Color, shape, font, and images being consistent)</text:p>
      <text:p text:style-name="Standard">-ie. Photographs using similar colors and web design matching that</text:p>
      <text:p text:style-name="Standard">-ie. Call-to-action areas having a similar shape and format with heading, content, and button</text:p>
      <text:p text:style-name="Standard">-ie. Use of only two font type faces on a page also demonstrates repetition and helps to create a cohesive look</text:p>
      <text:p text:style-name="Standard">-ultimately, repetition helps to unify a design</text:p>
      <text:p text:style-name="Standard"/>
      <text:p text:style-name="Standard">Contrast: Add Visual Excitement and Draw Attention</text:p>
      <text:p text:style-name="Standard">-contrast- emphasize the differences between page elements in order to make the design interesting and direct attention</text:p>
      <text:p text:style-name="Standard">-there should be good contrast between the background color and the text color on a web page. If there is too little contrast, the text will be difficult to read</text:p>
      <text:p text:style-name="Standard"/>
      <text:p text:style-name="Standard">Proximity: Group Related Items</text:p>
      <text:p text:style-name="Standard">-proximity- related items are placed physically close together. Unrelated items should have space separating them</text:p>
      <text:p text:style-name="Standard">-ie. Horizontal navigation links all placed in close proximity to each other</text:p>
      <text:p text:style-name="Standard">-visual group on the page makes navigation easier to use</text:p>
      <text:p text:style-name="Standard"/>
      <text:p text:style-name="Standard">Alignment: Align Elements to Create Visual Unity</text:p>
      <text:p text:style-name="Standard">-alignment- the designer organizes the page so that each element placed has some alignment (vertical or horizontal) with another element on the page</text:p>
      <text:p text:style-name="Standard">-ie. Page components being vertically aligned in columns of equal height</text:p>
      <text:p text:style-name="Standard"/>
      <text:p text:style-name="Standard">5.4</text:p>
      <text:p text:style-name="Standard">Design to Provide Accessibility</text:p>
      <text:p text:style-name="Standard">-a web page that is designed to be accessible is typically more usable for all, even people without physical challenges</text:p>
      <text:p text:style-name="Standard"/>
      <text:p text:style-name="Standard">Accessible Design Can Benefit Search Engine Listing</text:p>
      <text:p text:style-name="Standard"/>
      <text:p text:style-name="Standard">Accessibility is the Right Thing</text:p>
      <text:p text:style-name="Standard">-Web Content Accessibility Guidelines 2.0 (WCAG 2.0) is recommended by the W3C's Web Accessibility Initiative (WAI)</text:p>
      <text:p text:style-name="Standard">-four main principles of WCAG 2.0: POUR</text:p>
      <text:p text:style-name="Standard">*Perceivable- perceivable content is easy to see or here. Any graphic or multimedia content should be available in text format, such as text descriptions for images, closed captions for videos, and transcripts for audio</text:p>
      <text:p text:style-name="Standard">*Operable- operable content has navigation forms, or other interactive features that can be operated with either a mouse or keyboard. Multimedia content should be designed to avoid flashing, which may cause a seizure</text:p>
      <text:p text:style-name="Standard"><text:soft-page-break/>*Understandable- understandable content is easy to read, organized in a consistent manner, and provides helpful error messages when appropriate</text:p>
      <text:p text:style-name="Standard">*Robust- should be able to work with current and future user agents, including assistive technologies. Robust content is written to follow W3C recommendations and should be compatible with multiple operating systems, browsers, and assistive technologies such as screen reader applications</text:p>
      <text:p text:style-name="Standard">-guidelines are segmented into Level A, Level AA, and Level AAA conformance</text:p>
      <text:p text:style-name="Standard"/>
      <text:p text:style-name="Standard">5.5</text:p>
      <text:p text:style-name="Standard">Writing for the Web</text:p>
      <text:p text:style-name="Standard">-large blocks of text and long paragraphs are difficult to read on the web. The following suggestions will help increase the readability of your web pages</text:p>
      <text:p text:style-name="Standard"/>
      <text:p text:style-name="Standard">Organize Your Content</text:p>
      <text:p text:style-name="Standard">-according to Jakob Neilsen (web usability expert), people don't really read web pages; they scan them</text:p>
      <text:p text:style-name="Standard">-organize text content on your pages to be quickly scanned. Be concise. Use headings, subheadings, brief paragraphs, and unordered lists to organize web page content so that it is easy to read and visitors can quickly find what they need</text:p>
      <text:p text:style-name="Standard"/>
      <text:p text:style-name="Standard">Choosing a Font</text:p>
      <text:p text:style-name="Standard">-use common typefaces such as Arial, Verdana, Georgia, or Times New Roman. Remember that the web page visitor must have the font installed on his or her computer in order for that particular font to appear</text:p>
      <text:p text:style-name="Standard">-browser safe fonts: <text:a xlink:type="simple" xlink:href="http://www.ampsoft.net/webdesign-1/WindowsMacFonts.html" text:style-name="Internet_20_link" text:visited-style-name="Visited_20_Internet_20_Link">http://www.ampsoft.net/webdesign-1/WindowsMacFonts.html</text:a></text:p>
      <text:p text:style-name="Standard">-serif fonts, such as Times New Roman, were originally developed for printing text on paper, not for text on a computer monitor. Research shows that sans serif fonts, such as Arial and Verdana, are easier to read than serif fonts when displayed on a computer screen</text:p>
      <text:p text:style-name="Standard"/>
      <text:p text:style-name="Standard">Font Size</text:p>
      <text:p text:style-name="Standard">-be aware that fonts display smaller on a Mac than on a PC</text:p>
      <text:p text:style-name="Standard">-even within the PC platform, the default font size displayed by browsers may not be the same</text:p>
      <text:p text:style-name="Standard">-consider creating prototype pages of your font size settings to test on a variety of browsers and screen resolution settings</text:p>
      <text:p text:style-name="Standard"/>
      <text:p text:style-name="Standard">Font Weight</text:p>
      <text:p text:style-name="Standard">-bold (&lt;strong&gt; element) or emphasize (&lt;em&gt; for italics) important text.</text:p>
      <text:p text:style-name="Standard">-be careful not to bold everything, it has the same effect as bolding nothing</text:p>
      <text:p text:style-name="Standard"/>
      <text:p text:style-name="Standard">Font Color Contrast</text:p>
      <text:p text:style-name="Standard">-written content is easier to read when there is sufficient contrast between the text and background color</text:p>
      <text:p text:style-name="Standard"/>
      <text:p text:style-name="Standard">Line Length</text:p>
      <text:p text:style-name="Standard">-be aware of line length, use white space and multiple columns if possible</text:p>
      <text:p text:style-name="Standard">-Christian Holst at the Baymard Institute describes studies that recommend between 50 and 75 characters per line for readability</text:p>
      <text:p text:style-name="Standard"/>
      <text:p text:style-name="Standard">Alignment</text:p>
      <text:p text:style-name="Standard">-a paragraph of centered text is more difficult to read than left-aligned text</text:p>
      <text:p text:style-name="Standard"/>
      <text:p text:style-name="Standard"><text:soft-page-break/>Text in Hyperlinks</text:p>
      <text:p text:style-name="Standard">-hyperlink key words or descriptive phrases; do not hyperlink entire sentences</text:p>
      <text:p text:style-name="Standard">-avoid use of the words “click here” in hyperlinks because users know what to do by now</text:p>
      <text:p text:style-name="Standard">-also be aware that an increasing number of people are using touch screens so they'll be selecting or tapping rather than clicking</text:p>
      <text:p text:style-name="Standard"/>
      <text:p text:style-name="Standard">Reading Level</text:p>
      <text:p text:style-name="Standard">-match the reading level and style of writing to your target audience. Use vocabulary that they will be comfortable with</text:p>
      <text:p text:style-name="Standard"/>
      <text:p text:style-name="Standard">Spelling and Grammar</text:p>
      <text:p text:style-name="Standard">-please proofread for the love of god, have someone else read over to double check</text:p>
      <text:p text:style-name="Standard"/>
      <text:p text:style-name="Standard">5.6</text:p>
      <text:p text:style-name="Standard">Use of Color</text:p>
      <text:p text:style-name="Standard">-the right color scheme can attract and the engage your visitors, while a garish color scheme can drive them away</text:p>
      <text:p text:style-name="Standard">-this section introduces several methods for choosing a color scheme</text:p>
      <text:p text:style-name="Standard"/>
      <text:p text:style-name="Standard">Color Scheme Based on an Image</text:p>
      <text:p text:style-name="Standard">-one of the easiest methods is to start with an existing graphic image, such as a logo or a photograph of nature. If the organization already has a logo, select colors from the logo for use as the basis of your color scheme</text:p>
      <text:p text:style-name="Standard">-another option is to use a photograph that captures the mood of the website, you can create a color scheme using colors found in the image</text:p>
      <text:p text:style-name="Standard">-in a graphic application (photoshop, gimp, etc) you can use the color picker tool within the application to determine the colors used in an image</text:p>
      <text:p text:style-name="Standard">-there are also websites that will assign a color scheme based on an inputted image</text:p>
      <text:p text:style-name="Standard">-it's helpful to have a working knowledge of color theory</text:p>
      <text:p text:style-name="Standard"/>
      <text:p text:style-name="Standard">Color Wheel</text:p>
      <text:p text:style-name="Standard">-a color wheel is a circle of color depicting the primary colors, secondary colors, and the tertiary colors. There is no need to restrict your choices to the web-safe color palette</text:p>
      <text:p text:style-name="Standard"/>
      <text:p text:style-name="Standard">Shades, Tints, and Tones</text:p>
      <text:p text:style-name="Standard">-modern monitors can display millions of colors. Feel free to choose a shade, tint, or tone of color</text:p>
      <text:p text:style-name="Standard">-shade- darker than the original color by mixing the color with black</text:p>
      <text:p text:style-name="Standard">-tint- lighter than the original color by mixing the color with white</text:p>
      <text:p text:style-name="Standard">-tone- has less saturation than the original color and is created by mixing the color with gray</text:p>
      <text:p text:style-name="Standard">-six commonly used color scheme types: monochromatic, analogous, complementary, split complementary, triadic, and tetradic</text:p>
      <text:p text:style-name="Standard"/>
      <text:p text:style-name="Standard">Color Scheme Based on the Color Wheel</text:p>
      <text:p text:style-name="Standard"/>
      <text:p text:style-name="Standard">Monochromatic Color Scheme</text:p>
      <text:p text:style-name="Standard">-monochromatic color schemes consist of shades, tints, or tones of the same color</text:p>
      <text:p text:style-name="Standard"/>
      <text:p text:style-name="Standard"/>
      <text:p text:style-name="Standard"/>
      <text:p text:style-name="Standard"><text:soft-page-break/>Analogous Color Scheme</text:p>
      <text:p text:style-name="Standard">-analogous color scheme- select a main color and two colors that are adjacent to it on the color wheel</text:p>
      <text:p text:style-name="Standard">-when you design a web page with an analogous color scheme, the main color is the most dominant on the web page. The adjacent colors are typically configured as accents</text:p>
      <text:p text:style-name="Standard">-ie. Orange, red-orange, and yellow-orange color scheme</text:p>
      <text:p text:style-name="Standard"/>
      <text:p text:style-name="Standard">Complementary Color Scheme</text:p>
      <text:p text:style-name="Standard">-complementary color scheme- consists of two colors that are opposite each other on the color wheel</text:p>
      <text:p text:style-name="Standard">-when you design a web page with a complementary color scheme, choose one color to be the main or dominant color. The other color is considered to be the complement</text:p>
      <text:p text:style-name="Standard">-configure the complement along with colors adjacent to the dominant color as accents</text:p>
      <text:p text:style-name="Standard">-ie. Yellow and violet</text:p>
      <text:p text:style-name="Standard"/>
      <text:p text:style-name="Standard">Split Complementary Color Scheme</text:p>
      <text:p text:style-name="Standard">-split complementary color scheme- comprised of a main color, the color opposite it on the color wheel (the complement), and two colors adjacent to the complement</text:p>
      <text:p text:style-name="Standard">-ie. Yellow (main), violet (complementary), red-violet, and blue-violet</text:p>
      <text:p text:style-name="Standard"/>
      <text:p text:style-name="Standard">Triadic Color Scheme</text:p>
      <text:p text:style-name="Standard">-tradic color scheme- choose three colors that are equidistant on the color wheel to create a triadic color scheme</text:p>
      <text:p text:style-name="Standard">-ie. Blue-green (teal), yellow-orange, and red-violet</text:p>
      <text:p text:style-name="Standard"/>
      <text:p text:style-name="Standard">Tetradic Color Scheme</text:p>
      <text:p text:style-name="Standard">-tetradic color scheme- consists of four colors that are two complementary pairs</text:p>
      <text:p text:style-name="Standard">-ie. The complementary pair yellow and violet, as well as the complementary pair yellow-green and red-violet</text:p>
      <text:p text:style-name="Standard"/>
      <text:p text:style-name="Standard">Implementing a Color Scheme</text:p>
      <text:p text:style-name="Standard">-when designing a web page, one color is typically dominant in the color scheme. The other colors are configured as accents such as colors for headings, subheadings, borders, list markers, and backgrounds</text:p>
      <text:p text:style-name="Standard">-no matter what your color scheme, you will typically also use neutral colors such as white, off-white, gray, black, or brown</text:p>
      <text:p text:style-name="Standard">-ensure that the colors you choose for text and background have good contrast</text:p>
      <text:p text:style-name="Standard">-choosing the best color scheme for your site often takes some trial and error. Feel free to use tints, shades, or tones of the primary, secondary, and tertiary colors</text:p>
      <text:p text:style-name="Standard"/>
      <text:p text:style-name="Standard">Accessibility and Color</text:p>
      <text:p text:style-name="Standard">-remember that not all of your visitors will see or be able to distinguish between colors. Some visitors will use a screen reader and will not experience your colors, so your information must be clearly conveyed even if the colors cannot be viewed</text:p>
      <text:p text:style-name="Standard">-color choice can be crucial. Red text on a blue background is difficult for everyone to read </text:p>
      <text:p text:style-name="Standard">-avoid using a red and green color scheme or a brown and purple color scheme because individuals with color-deficient vision may have difficulty differentiating the colors</text:p>
      <text:p text:style-name="Standard">-according to Color Blindness Awareness, 1 in 12 men and 1 in 200 women experience some type of color blindness</text:p>
      <text:p text:style-name="Standard">-white, black, and shades of blue and yellow are easier for most people to discern</text:p>
      <text:p text:style-name="Standard">-choose background and text colors with a high amount of contrast. The WCAG 2.0 guidelines recommend a contrast ratio of 4.5:1 for standard text. If the text has a large font, the contrast ratio can <text:soft-page-break/>be as low as 3:1</text:p>
      <text:p text:style-name="Standard">-Jonathan Snook's online Color Contrast Check can help you verify the contrast level of your text and background colors</text:p>
      <text:p text:style-name="Standard"/>
      <text:p text:style-name="Standard">Colors and Your Target Audience</text:p>
      <text:p text:style-name="Standard">-younger audiences, such as children and preteens, prefer bright, lively colors</text:p>
      <text:p text:style-name="Standard">-late teens and early twenties generally prefer dark background colors with occasional use of bright contrast, music, and dynamic navigation</text:p>
      <text:p text:style-name="Standard">-if your goal is to appeal to everyone, use a neutral white background with splashes of color to add interest and highlight page areas. This is what ebay and Amazon do</text:p>
      <text:p text:style-name="Standard">-Jakob Nielsen and Marie Tahir found that out of the 50 top websites, 84% used white as the background color and 72% used black as the text color. This maximizes contrast between text and background, providing maximum ease of reading</text:p>
      <text:p text:style-name="Standard">-you'll also find websites targeting “everyone” often include compelling visual graphics</text:p>
      <text:p text:style-name="Standard">-hero- a large graphic intended to grab attention and entice the visitor to want to explore the website</text:p>
      <text:p text:style-name="Standard">-for an older audience, light backgrounds, well-defined images, and large text are appropriate</text:p>
      <text:p text:style-name="Standard"/>
      <text:p text:style-name="Standard">5.7</text:p>
      <text:p text:style-name="Standard">Use of Graphics and Multimedia</text:p>
      <text:p text:style-name="Standard">-images can be engaging, but avoid using an image to convey meaning. Some people may not be able to see your images and multimedia- they may be accessing your site with a mobile device or using an assistive technology such as a screen reader to view your page</text:p>
      <text:p text:style-name="Standard">-you may need to include text descriptions of important concepts or key points that a graphic image or multimedia file conveys</text:p>
      <text:p text:style-name="Standard"/>
      <text:p text:style-name="Standard">File Size and Image Dimensions Matter</text:p>
      <text:p text:style-name="Standard">-keep both the file size and the dimensions of images as small as possible. Try to display only what is needed to get your point a cross</text:p>
      <text:p text:style-name="Standard">-use a graphic application to crop an image or create a thumbnail image that links to a larger version of the image</text:p>
      <text:p text:style-name="Standard"/>
      <text:p text:style-name="Standard">Antialiased/Aliased Text in Media</text:p>
      <text:p text:style-name="Standard">-antialiasing introduces intermediate colors to smooth jagged edges in digital images. Graphics applications can be used to create antialiased images</text:p>
      <text:p text:style-name="Standard"/>
      <text:p text:style-name="Standard">Use Only Necessary Multimedia</text:p>
      <text:p text:style-name="Standard">-use animation and multimedia only if it will add value to your site. Limit the use of animated items and only use animation if it makes the page more effective</text:p>
      <text:p text:style-name="Standard">-also consider how long an animation plays</text:p>
      <text:p text:style-name="Standard">-generally younger audiences find animation more appealing, but you don't want to overdo it if a website is intended for adult shoppers for example</text:p>
      <text:p text:style-name="Standard"/>
      <text:p text:style-name="Standard">Provide Alternate Text</text:p>
      <text:p text:style-name="Standard">-each image on your page should be configured with alternate text</text:p>
      <text:p text:style-name="Standard">-alt text may be displayed by mobile devices, shown briefly when an image is slow to load, and displayed when a browser is configured to not show images. Alt text is also read aloud on a screen reader</text:p>
      <text:p text:style-name="Standard">-also provide alt text equivalents for multimedia, such as video or audio. A text transcript for an audio recording can be useful for people with hearing challenges, as well as people who prefer to read</text:p>
      <text:p text:style-name="Standard"><text:soft-page-break/>-text transcript may also be accessed by a search engine and used when your site is categorized and indexed</text:p>
      <text:p text:style-name="Standard"/>
      <text:p text:style-name="Standard">5.8</text:p>
      <text:p text:style-name="Standard">More Design Considerations</text:p>
      <text:p text:style-name="Standard"/>
      <text:p text:style-name="Standard">Load Time</text:p>
      <text:p text:style-name="Standard">-you don't want people to leave your page before it finishes loading. Make sure pages load as quickly as possible</text:p>
      <text:p text:style-name="Standard">-Jakob Nielsen reports that visitors will often leave a page after waiting more than 10 seconds</text:p>
      <text:p text:style-name="Standard">-it takes just less than 9 seconds at 56kbps for a browser to display a web page and associated files of 60kb</text:p>
      <text:p text:style-name="Standard">-it's a good practice to limit the total file size of a website's home page and all of its associated images and media files to less than 60KB. However, it's common to go over this recommended limit for content pages when you're sure that your visitors will be interested enough to wait to see what your site is presenting</text:p>
      <text:p text:style-name="Standard"/>
      <text:p text:style-name="Standard">-PEW Research says the percentage of US internet users with a broadband internet connection at home is rising. 73% of adults have access to broadband. Even with that in mind, don't forget that means that close to 30% of people don't have it</text:p>
      <text:p text:style-name="Standard">-to determine load time, you can view the size of your website files in Windows Explorer or Mac Finder. Calculate the total file size of your web page plus all of its associated images and media. If the total size is above 60KB and it's likely that your target audience may not be using broadband, take a closer look at your design and make changes</text:p>
      <text:p text:style-name="Standard">-perceived load time- amount of time that a web page visitor is aware of waiting while your page is loading. It is important to shorten the perception of waiting so that people don't leave</text:p>
      <text:p text:style-name="Standard">-a common technique is to shorten perceived loading time by optimizing images, using CSS Sprites and breaking a large page into multiple smaller pages</text:p>
      <text:p text:style-name="Standard">-programs such as Dreamweaver will calculate load time at various transmission speeds</text:p>
      <text:p text:style-name="Standard"/>
      <text:p text:style-name="Standard">Above The Fold</text:p>
      <text:p text:style-name="Standard">-above the fold- term that comes from newspaper, publishers noticed that more papers were sold when the most important, attention-getting information was placed in this location. This is because the portion above the fold was visible when sitting on a counter or rack</text:p>
      <text:p text:style-name="Standard">-avoid placing important information and navigation on the far right side because this area may not initially be displayed by browsers at some screen resolutions</text:p>
      <text:p text:style-name="Standard"/>
      <text:p text:style-name="Standard">White Space</text:p>
      <text:p text:style-name="Standard">-white space is another publishing industry term</text:p>
      <text:p text:style-name="Standard">-placing blank space in areas around blocks of text increases the readability of the page</text:p>
      <text:p text:style-name="Standard">-placing white space around graphics helps them to stand out. Allow for some blank space between blocks of text and images</text:p>
      <text:p text:style-name="Standard"/>
      <text:p text:style-name="Standard">Avoid Horizontal Scrolling</text:p>
      <text:p text:style-name="Standard">-avoid creating pages that are too wide to be displayed in the browser window, these require the user to scroll horizontally</text:p>
      <text:p text:style-name="Standard">-currently a popular screen resolution is 1024 x 768</text:p>
      <text:p text:style-name="Standard">-Cameron Moll suggests that the optimal web page width for display at 1024 x 768 screen resolution is 960 pixels</text:p>
      <text:p text:style-name="Standard"><text:soft-page-break/>-not all web page visitors will maximize their browser viewport</text:p>
      <text:p text:style-name="Standard"/>
      <text:p text:style-name="Standard">Browsers</text:p>
      <text:p text:style-name="Standard">-expect your website to be viewed through a wide variety of browsers</text:p>
      <text:p text:style-name="Standard">-desktop: 59% of users use chrome, 18% use internet explorer, 11.8% use firefox, and 6% use microsoft edge</text:p>
      <text:p text:style-name="Standard">-mobile: 54% use chrome, 31% use safari, 6% use android browser, 4% use opera mini</text:p>
      <text:p text:style-name="Standard">-use progressive enhancement, design the site so it looks good in browsers commonly used by your target audience and then add enhancements with CSS3 and/or HTML5 for display in modern browsers. Also try your site on other types of devices</text:p>
      <text:p text:style-name="Standard"/>
      <text:p text:style-name="Standard">Screen Resolution</text:p>
      <text:p text:style-name="Standard">-website visitors will use a variety of screen resolutions</text:p>
      <text:p text:style-name="Standard">-top 4 resolutions: 1366x768, 1920x1080, 1440x900, 1024x768</text:p>
      <text:p text:style-name="Standard">-mobile will vary with the purpose of the website, but it is expected to grow as the use of smartphones and tablets increases</text:p>
      <text:p text:style-name="Standard">-be aware that some smartphones have low screen resolution, such as 360 x 640</text:p>
      <text:p text:style-name="Standard">-popular tablet devices offer a higher resolution: ipad mini (1024x768), ipad pro (2732x2048), samsung galaxy tab (1280x800), and kindle fire hdx (2560x1600)</text:p>
      <text:p text:style-name="Standard"/>
      <text:p text:style-name="Standard">5.9</text:p>
      <text:p text:style-name="Standard">Navigation Design</text:p>
      <text:p text:style-name="Standard"/>
      <text:p text:style-name="Standard">Ease of Navigation</text:p>
      <text:p text:style-name="Standard">-clearly labeled navigation for each page is helpful, both for new and old users. For maximum usability, the navigation should be in the same location on each page</text:p>
      <text:p text:style-name="Standard"/>
      <text:p text:style-name="Standard">Navigation Bars</text:p>
      <text:p text:style-name="Standard">-clear navigation bars, either graphic or text based, make it obvious to website users where they are and where they can go next</text:p>
      <text:p text:style-name="Standard">-it's common for site-wide navigation to be located either in a horizontal bar placed uner the logo, or in a vertical navigation bar on the left side of the page</text:p>
      <text:p text:style-name="Standard">-vertical navigation bars on the right side are less common because this area can be cut off at lower resolutions</text:p>
      <text:p text:style-name="Standard"/>
      <text:p text:style-name="Standard">Breadcrumb Navigation</text:p>
      <text:p text:style-name="Standard">-breadcrumb trail, indicates the path of web pages a visitor has viewed in the current session</text:p>
      <text:p text:style-name="Standard">-ie. Home &gt; Tours &gt; Half-Day Tours &gt; Europe Lake Tour</text:p>
      <text:p text:style-name="Standard">-visitors can easily retrace their steps or jump back to a previously viewed page</text:p>
      <text:p text:style-name="Standard"/>
      <text:p text:style-name="Standard">Using Graphics for Navigation</text:p>
      <text:p text:style-name="Standard">-sometimes graphics are used instead of simple text to provide navigation</text:p>
      <text:p text:style-name="Standard">-the “text” is actually stored in images files</text:p>
      <text:p text:style-name="Standard">-be aware that using graphics for navigation is an outdated design technique, the more modern approach is to configure text navigation with CSS background images. A website with text navigation is more accessible and more easily indexed by search engines</text:p>
      <text:p text:style-name="Standard">-configure each image with an alternate text description, configure text hyperlinks in the footer section</text:p>
      <text:p text:style-name="Standard"/>
      <text:p text:style-name="Standard"/>
      <text:p text:style-name="Standard"><text:soft-page-break/>Skip Repetitive Navigation</text:p>
      <text:p text:style-name="Standard">-provide a method to skip repetitive navigation links</text:p>
      <text:p text:style-name="Standard">-consider adding a “skip to content” hyperlink before your main navigation bar that links to a named fragment at the beginning of the content section of your page</text:p>
      <text:p text:style-name="Standard"/>
      <text:p text:style-name="Standard">Dynamic Navigation</text:p>
      <text:p text:style-name="Standard">-dynamic navigation is when menus display additional options when your mouse cursor moves over them. It provides a way to offer many choices to visitors without overwhelming them. Instead of showing all the navigation links all the time, menu items are dynamically displayed (typically using a combo of html and css) as appropriate.<text:line-break/>-the additional items are made available when a related top level menu item has focus or is selected</text:p>
      <text:p text:style-name="Standard">-ie. Dropdown menus</text:p>
      <text:p text:style-name="Standard"/>
      <text:p text:style-name="Standard">Site Map</text:p>
      <text:p text:style-name="Standard">-a site map, or site index, provides an outline of the organization of the website with hyperlinks to each major page</text:p>
      <text:p text:style-name="Standard"/>
      <text:p text:style-name="Standard">Site Search Feature</text:p>
      <text:p text:style-name="Standard">-site searches help visitors to find info that is not apparent from the navigation or site map</text:p>
      <text:p text:style-name="Standard"/>
      <text:p text:style-name="Standard">5.10</text:p>
      <text:p text:style-name="Standard">Page Layout Design</text:p>
      <text:p text:style-name="Standard"/>
      <text:p text:style-name="Standard">Wireframes and Page Layout</text:p>
      <text:p text:style-name="Standard">-wireframe- a sketch or diagram of a web page that shows the structure (but not the detailed design) of basic page elements, such as the header, navigation, content area, and footer</text:p>
      <text:p text:style-name="Standard">-wireframes are used as part of the design process to experiment with various page layouts, develop the structure and navigation of the site, and provide a basis for communication among project members</text:p>
      <text:p text:style-name="Standard">-note that the exact content does not need to be placed in the wireframe design, the wireframe depicts the overall structure of the page</text:p>
      <text:p text:style-name="Standard">-often the page layout for a home page is different from the page layout used for the content pages. Even in this situation, a consistent logo header, navigation, and color scheme will produce a more cohesive website</text:p>
      <text:p text:style-name="Standard"/>
      <text:p text:style-name="Standard">Page Layout Design Techniques</text:p>
      <text:p text:style-name="Standard"/>
      <text:p text:style-name="Standard">Fixed Layout</text:p>
      <text:p text:style-name="Standard">-fixed layout- also known as a solid or “ice” design, the web page content has a fixed width and may hug the left margin</text:p>
      <text:p text:style-name="Standard">-to avoid an unbalanced look, a popular method is to configure the content with a specific width in pixels (such as 960 px) and center it in the browser viewport </text:p>
      <text:p text:style-name="Standard">-as the browser is resized, it will expand or contract the left and right margin areas to center the content in the viewport</text:p>
      <text:p text:style-name="Standard"/>
      <text:p text:style-name="Standard">Fluid Layout</text:p>
      <text:p text:style-name="Standard">-fluid layout- also known as a “liquid” layout results in a fluid web page with content typically configured with percentage values for widths, often taking up 100% of the browser viewport</text:p>
      <text:p text:style-name="Standard">-the content will flow to fill whatever size browser window is used to display it</text:p>
      <text:p text:style-name="Standard">-one disadvantage of liquid layout is that when displayed in maximized browser viewports using high <text:soft-page-break/>screen resolutions, the lines of text may be quite wide and become difficult to scan or read </text:p>
      <text:p text:style-name="Standard"/>
      <text:p text:style-name="Standard">-fixed-width layouts provide the web developer with the most control over the page configuration but can result in pages with large empty areas when viewed at higher resolutions</text:p>
      <text:p text:style-name="Standard">-fluid designs may become less readable when viewed at high screen resolutions due to the page stretching to fill a wider area than originally intended by the developer</text:p>
      <text:p text:style-name="Standard">-configuring a maximum width on text content areas can alleviate the text readability issues. Even when using an overall fluid layout, portions of the design can be configured with a fixed width</text:p>
      <text:p text:style-name="Standard">-regardless of fixed or fluid layout, web pages with centered content are typically pleasing to view on a variety of desktop screen resolutions</text:p>
      <text:p text:style-name="Standard"/>
      <text:p text:style-name="Standard">5.11</text:p>
      <text:p text:style-name="Standard">Design for the Mobile Web</text:p>
      <text:p text:style-name="Standard">-access to the web from phones and tablets makes it possible to go online at any time. PEW research reports that 63% of all Americans use a mobile phone to go online</text:p>
      <text:p text:style-name="Standard">-since it's a major way people use the internet, it's becoming more important to design web pages that are appealing and usable on mobile</text:p>
      <text:p text:style-name="Standard"/>
      <text:p text:style-name="Standard">Three Approaches</text:p>
      <text:p text:style-name="Standard">-1. Develop a separate mobile site with a .mobi TLD</text:p>
      <text:p text:style-name="Standard">-2. Create a separate website hosted within your current domain that is targeted for mobile users</text:p>
      <text:p text:style-name="Standard">-3. Apply techniques of responsive web design by using CSS to configure your current website for display on mobile devices</text:p>
      <text:p text:style-name="Standard"/>
      <text:p text:style-name="Standard">Mobile Device Design</text:p>
      <text:p text:style-name="Standard">-things to keep in mind on mobile:</text:p>
      <text:p text:style-name="Standard">*small screen size</text:p>
      <text:p text:style-name="Standard">*low bandwith (slow connection speed)- can vary with service, but be aware of this and eliminate unnecessary images</text:p>
      <text:p text:style-name="Standard">*font color and media issues- mobile devices may have very limited font support. Configure font size using ems or percentages and configure generic font family names. Older devices may have limited color support, so choose colors carefully to maximize contrast</text:p>
      <text:p text:style-name="Standard">-awkward controls; limited processor and memory- most phones use touch controls rather than mouselike ones. Provide keyboard access to assist these users.</text:p>
      <text:p text:style-name="Standard">-functionality- provide easy access to your website's features with prominent hyperlinks or a prominent search button</text:p>
      <text:p text:style-name="Standard"/>
      <text:p text:style-name="Standard">Mobile Design Quick Checklist</text:p>
      <text:p text:style-name="Standard">-be aware of the small screen size and bandwith issues</text:p>
      <text:p text:style-name="Standard">-configure nonessential content, such as sidebar content, to not display</text:p>
      <text:p text:style-name="Standard">-consider replacing desktop background images with graphics optimized for small screen display</text:p>
      <text:p text:style-name="Standard">-provide descriptive alternate text for images</text:p>
      <text:p text:style-name="Standard">-use a single column layout for mobile display</text:p>
      <text:p text:style-name="Standard">-choose colors to maximize contrast</text:p>
      <text:p text:style-name="Standard"/>
      <text:p text:style-name="Standard">Responsive Web Design</text:p>
      <text:p text:style-name="Standard">-the most streamlined approach is to use the same website for all devices</text:p>
      <text:p text:style-name="Standard">-W3C's One Web initiative refers to the growing concept of providing a single resource that is configured for optimal display on multiple types of devices</text:p>
      <text:p text:style-name="Standard"><text:soft-page-break/>-responsive web design- progressively enhancing a web page for different viewing contexts (such as smartphones and tablets) through the use of coding techniques, including fluid layouts, flexible images, and media queries</text:p>
      <text:p text:style-name="Standard">-media queries- technique for configuring a web page to display well at various screen resolutions</text:p>
      <text:p text:style-name="Standard"/>
      <text:p text:style-name="Standard">5.12</text:p>
      <text:p text:style-name="Standard">Web Design Best Practices Checklist</text:p>
      <text:p text:style-name="Standard"/>
      <text:p text:style-name="Standard">Page Layout</text:p>
      <text:p text:style-name="Standard">-appealing to target audience</text:p>
      <text:p text:style-name="Standard">-consistent site header/logo</text:p>
      <text:p text:style-name="Standard">-consistent navigation area</text:p>
      <text:p text:style-name="Standard">-informative page title that includes company/organization/site name</text:p>
      <text:p text:style-name="Standard">-page footer area includes copyright, last update, contact email address</text:p>
      <text:p text:style-name="Standard">-good use of basic design principles: repetition, contrast, proximity, and alignment</text:p>
      <text:p text:style-name="Standard">-displays without horizontal scrolling at 1024x768 and higher resolutions</text:p>
      <text:p text:style-name="Standard">-balance of text/graphics/white space on page</text:p>
      <text:p text:style-name="Standard">-good contrast between text and background</text:p>
      <text:p text:style-name="Standard">-repetitive information (header/logo and navigation) occupies less than one-quarter to one-third of the browser window at 1024x768 resolution</text:p>
      <text:p text:style-name="Standard">-home page has compelling, interesting information above the fold (before scrolling down) at 1024x768 resolution</text:p>
      <text:p text:style-name="Standard">-home page downloads within 10 seconds on dial-up connection</text:p>
      <text:p text:style-name="Standard">-viewport meta tag is used to enhance display on smartphones</text:p>
      <text:p text:style-name="Standard">-media queries configure responsive page layout for smartphone and tablet display</text:p>
      <text:p text:style-name="Standard"/>
      <text:p text:style-name="Standard">Browser Compatibility</text:p>
      <text:p text:style-name="Standard">-displays on current version of Microsoft Edge</text:p>
      <text:p text:style-name="Standard">-displays on current versions of Firefox</text:p>
      <text:p text:style-name="Standard">-displays on current versions of Google Chrome</text:p>
      <text:p text:style-name="Standard">-displays on current versions of Safari</text:p>
      <text:p text:style-name="Standard">-displays on current versions of Internet Explorer</text:p>
      <text:p text:style-name="Standard">-displays on current versions of mobile devices (including tablets and smart phones)</text:p>
      <text:p text:style-name="Standard"/>
      <text:p text:style-name="Standard">Navigation</text:p>
      <text:p text:style-name="Standard">-main navigation links are clearly and consistently labeled</text:p>
      <text:p text:style-name="Standard">-navigation is easy to use for target audience</text:p>
      <text:p text:style-name="Standard">-if main navigation uses images, clear text links are in the footer section of the page</text:p>
      <text:p text:style-name="Standard">-if main navigation uses flash, clear text links are in the footer section of the page</text:p>
      <text:p text:style-name="Standard">-navigation is structured in an unordered list</text:p>
      <text:p text:style-name="Standard">-navigation aids (such as site map, skip to content link, and/or breadcrumbs) are used</text:p>
      <text:p text:style-name="Standard">-all navigation hyperlinks work</text:p>
      <text:p text:style-name="Standard"/>
      <text:p text:style-name="Standard">Color and Graphics</text:p>
      <text:p text:style-name="Standard">-color scheme is limited to a maximum of three or four colors plus neutrals</text:p>
      <text:p text:style-name="Standard">-color is used consistently</text:p>
      <text:p text:style-name="Standard">-background and text colors have sufficient contrast</text:p>
      <text:p text:style-name="Standard">-color is not used alone to convey meaning</text:p>
      <text:p text:style-name="Standard">-use of color and graphics enhances rather than detracts from the site</text:p>
      <text:p text:style-name="Standard"><text:soft-page-break/>-graphics are optimized and do not slow download significantly</text:p>
      <text:p text:style-name="Standard">-each graphic used serves a clear purpose</text:p>
      <text:p text:style-name="Standard">-image tags use the alt attribute to configure alternate text replacement</text:p>
      <text:p text:style-name="Standard">-animated images do not distract from the site and do not endlessly repeat</text:p>
      <text:p text:style-name="Standard"/>
      <text:p text:style-name="Standard">Multimedia (see chapter 11)</text:p>
      <text:p text:style-name="Standard">-each audio or video file used serves a clear purpose</text:p>
      <text:p text:style-name="Standard">-the audio or video files used enhance rather than distract from the site</text:p>
      <text:p text:style-name="Standard">-captions or transcripts are provided for each audio or video file used</text:p>
      <text:p text:style-name="Standard">-the file size indicated for audio or video file downloads</text:p>
      <text:p text:style-name="Standard">-hyperlinks to downloads for media plug-ins are provided</text:p>
      <text:p text:style-name="Standard">-animation enhances rather than distracts from the site content</text:p>
      <text:p text:style-name="Standard">-animation does not endlessly repeat</text:p>
      <text:p text:style-name="Standard"/>
      <text:p text:style-name="Standard">Content Presentation</text:p>
      <text:p text:style-name="Standard">-common fonts such as Arial, Verdana, Georgia, or Times New Roman are used</text:p>
      <text:p text:style-name="Standard">-writing techniques for the web are used: headings, bullet points, brief paragraphs, and so on</text:p>
      <text:p text:style-name="Standard">-fonts, font sizes, and font colors are consistently used</text:p>
      <text:p text:style-name="Standard">-if web fonts are configured, no more than one font typeface is used</text:p>
      <text:p text:style-name="Standard">-content provides meaningful, useful information</text:p>
      <text:p text:style-name="Standard">-content is organized in a consistent manner</text:p>
      <text:p text:style-name="Standard">-information is easy to find (minimal clicks)</text:p>
      <text:p text:style-name="Standard">-timeliness: the date of the last revision and/or copyright date is accurate</text:p>
      <text:p text:style-name="Standard">-content does not include outdated material</text:p>
      <text:p text:style-name="Standard">-content is free of typographical and grammatical errors</text:p>
      <text:p text:style-name="Standard">-avoid use of “click here” when writing text for hyperlinks</text:p>
      <text:p text:style-name="Standard">-hyperlinks use a consistent set of colors to indicate visited/nonvisited status</text:p>
      <text:p text:style-name="Standard">-alternate text equivalent to content is provided for graphics and media</text:p>
      <text:p text:style-name="Standard"/>
      <text:p text:style-name="Standard">Functionality</text:p>
      <text:p text:style-name="Standard">-all internal hyperlinks work</text:p>
      <text:p text:style-name="Standard">-all external hyperlinks work</text:p>
      <text:p text:style-name="Standard">-all forms function as expected</text:p>
      <text:p text:style-name="Standard">-no javascript errors are generated by the pages</text:p>
      <text:p text:style-name="Standard"/>
      <text:p text:style-name="Standard">Accessibility</text:p>
      <text:p text:style-name="Standard">-when the main navigation consists of images and/or multimedia, the page footer area contains text hyperlinks</text:p>
      <text:p text:style-name="Standard">-navigation is structured in an unordered list</text:p>
      <text:p text:style-name="Standard">-navigation aids, such as site map, skip navigation link, or breadcrumbs are used</text:p>
      <text:p text:style-name="Standard">-color is not used alone to convey meaningful</text:p>
      <text:p text:style-name="Standard">-text color has sufficient contrast with background color</text:p>
      <text:p text:style-name="Standard">-image elements use the alt attribute to configure alternate text replacement</text:p>
      <text:p text:style-name="Standard">-if graphics are used to convey meaning, the alternate text equivalent is provided</text:p>
      <text:p text:style-name="Standard">-if media is used to convey meaning, the alternate text equivalent is provided</text:p>
      <text:p text:style-name="Standard">-captions or transcripts are provided for each audio or video file used</text:p>
      <text:p text:style-name="Standard">-attributes designed to improve accessibility, such as alt and title, are used where appropriate</text:p>
      <text:p text:style-name="Standard">-use the id and headers attributes to improve the accessibility of table data</text:p>
      <text:p text:style-name="Standard">-if the site uses frames, frame titles are configured and meaningful content is placed in the no-frames <text:soft-page-break/>area</text:p>
      <text:p text:style-name="Standard">-to assist screen readers, the spoken language of the page is indicated with the HTML element's lang attribu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3T16:37:29.15</meta:creation-date>
    <meta:generator>OpenOffice/4.1.7$Win32 OpenOffice.org_project/417m1$Build-9800</meta:generator>
    <dc:date>2020-09-25T15:52:10.28</dc:date>
    <meta:editing-duration>PT2H34M17S</meta:editing-duration>
    <meta:editing-cycles>43</meta:editing-cycles>
    <meta:document-statistic meta:table-count="0" meta:image-count="0" meta:object-count="0" meta:page-count="13" meta:paragraph-count="367" meta:word-count="5093" meta:character-count="31102"/>
  </office:meta>
</office:document-meta>
</file>